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xelLayoutTok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LayoutToke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ixelLayoutToken.get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LayoutToken.PixelLayoutToken( int pix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